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9400000350EAB24E643376E57B.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6" style:family="presentation" style:parent-style-name="OBJECT-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7" style:family="presentation" style:parent-style-name="OBJECT-backgroundobjects">
      <style:graphic-properties draw:stroke="none" svg:stroke-width="0cm" draw:fill="none" draw:fill-color="#ffffff" draw:textarea-vertical-align="bottom" draw:auto-grow-height="false" draw:fit-to-size="false" fo:min-height="12.408cm" fo:padding-top="0.129cm" fo:padding-bottom="0.129cm" fo:padding-left="0.258cm" fo:padding-right="0.258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5" style:family="paragraph">
      <style:paragraph-properties fo:text-align="start" style:font-independent-line-spacing="true"/>
      <style:text-properties fo:font-size="32pt"/>
    </style:style>
    <style:style style:name="P6" style:family="paragraph">
      <style:paragraph-properties fo:text-align="start" style:font-independent-line-spacing="true"/>
      <style:text-properties fo:font-size="18pt"/>
    </style:style>
    <style:style style:name="P7" style:family="paragraph">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start" fo:text-indent="0cm">
        <style:tab-stops>
          <style:tab-stop style:position="0cm"/>
        </style:tab-stops>
      </style:paragraph-properties>
      <style:text-properties fo:font-size="18pt" style:font-size-asian="14pt" style:font-size-complex="14pt"/>
    </style:style>
    <style:style style:name="P11" style:family="paragraph">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8pt" style:font-size-asian="14pt" style:font-size-complex="14pt"/>
    </style:style>
    <style:style style:name="T1" style:family="text">
      <style:text-properties fo:color="#000000" style:text-line-through-style="none" style:text-position="0% 100%" fo:font-family="Arial" fo:font-size="44pt" fo:letter-spacing="normal" fo:font-style="normal" style:text-underline-style="none" fo:font-weight="bold" style:font-family-asian="Arial" style:font-size-asian="44pt" style:font-style-asian="normal" style:font-weight-asian="bold" style:font-family-complex="Arial" style:font-size-complex="44pt" style:font-style-complex="normal" style:font-weight-complex="bold"/>
    </style:style>
    <style:style style:name="T2" style:family="text">
      <style:text-properties fo:color="#000000" style:text-line-through-style="none" style:text-position="0% 100%"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style:style style:name="T3" style:family="text">
      <style:text-properties fo:color="#000000" style:text-line-through-style="none" style:text-position="0% 100%" fo:font-family="Arial" fo:font-size="30pt" fo:letter-spacing="normal" fo:font-style="italic" style:text-underline-style="none" fo:font-weight="normal" style:font-family-asian="Arial" style:font-size-asian="30pt" style:font-style-asian="italic" style:font-weight-asian="normal" style:font-family-complex="Arial" style:font-size-complex="30pt" style:font-style-complex="italic" style:font-weight-complex="normal"/>
    </style:style>
    <style:style style:name="T4" style:family="text">
      <style:text-properties fo:color="#000000" style:text-line-through-style="none" style:text-position="0% 100%"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5" style:family="text">
      <style:text-properties fo:color="#000000" style:text-line-through-style="none" style:text-position="0% 100%" fo:font-family="Arial" fo:font-size="40pt" fo:letter-spacing="normal" fo:font-style="normal" style:text-underline-style="none" fo:font-weight="normal" style:font-family-asian="Arial" style:font-size-asian="40pt" style:font-style-asian="normal" style:font-weight-asian="normal" style:font-family-complex="Arial" style:font-size-complex="40pt" style:font-style-complex="normal" style:font-weight-complex="normal"/>
    </style:style>
    <style:style style:name="T6" style:family="text">
      <style:text-properties fo:color="#000000" style:text-line-through-style="none" style:text-position="0% 100%"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7" style:family="text">
      <style:text-properties fo:color="#000000" style:text-line-through-style="none" style:text-position="0% 100%" fo:font-family="Arial" fo:font-size="18pt" fo:letter-spacing="normal" fo:font-style="normal" style:text-underline-style="none" fo:font-weight="bold" style:font-family-asian="Arial" style:font-size-asian="18pt" style:font-style-asian="normal" style:font-weight-asian="bold" style:font-family-complex="Arial" style:font-size-complex="18pt" style:font-style-complex="normal" style:font-weight-complex="bold"/>
    </style:style>
    <style:style style:name="T8" style:family="text">
      <style:text-properties style:text-line-through-styl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34" presentation:style-name="pr1" draw:text-style-name="P2" draw:layer="layout" svg:width="21.589cm" svg:height="4.082cm" svg:x="1.811cm" svg:y="3.518cm" presentation:class="title" presentation:user-transformed="true">
          <draw:text-box>
            <text:p text:style-name="P1"><text:span text:style-name="T1">Linea Guida Riconoscimento Funzione dal Grafico</text:span></text:p>
          </draw:text-box>
        </draw:frame>
        <draw:frame draw:name="Shape 35" presentation:style-name="pr2" draw:text-style-name="P5" draw:layer="layout" svg:width="17.779cm" svg:height="6.332cm" svg:x="3.81cm" svg:y="9.313cm" presentation:class="subtitle" presentation:user-transformed="true">
          <draw:text-box>
            <text:p text:style-name="P1"><text:span text:style-name="T2"/></text:p>
            <text:p text:style-name="P1"><text:span text:style-name="T2">Alessio Francesconi</text:span></text:p>
            <text:p text:style-name="P3"><text:span text:style-name="T3">Simone Bertolini</text:span></text:p>
            <text:p text:style-name="P3"><text:span text:style-name="T3">Matteo Grillini</text:span></text:p>
            <text:p text:style-name="P4"><text:span text:style-name="T2"/></text:p>
            <text:p text:style-name="P4"><text:span text:style-name="T4"/></text:p>
          </draw:text-box>
        </draw:frame>
        <presentation:notes draw:style-name="dp2">
          <draw:frame draw:name="Shape 31" presentation:style-name="pr3" draw:text-style-name="P6" draw:layer="layout" svg:width="15.098cm" svg:height="12.408cm" svg:x="1.892cm" svg:y="13.097cm" presentation:class="notes" presentation:placeholder="true" presentation:user-transformed="true">
            <draw:text-box/>
          </draw:frame>
          <draw:page-thumbnail draw:name="Shape 32" draw:style-name="gr1" draw:layer="layout" svg:width="13.788cm" svg:height="10.34cm" svg:x="2.549cm" svg:y="2.068cm" draw:page-number="1" presentation:class="page"/>
        </presentation:notes>
      </draw:page>
      <draw:page draw:name="page2"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Introduzione</text:span></text:p>
          </draw:text-box>
        </draw:frame>
        <draw:frame draw:name="Shape 54" presentation:style-name="pr5" draw:text-style-name="P9" draw:layer="layout" svg:width="22.859cm" svg:height="14.292cm" svg:x="1.27cm" svg:y="2.724cm" presentation:class="outline" presentation:user-transformed="true">
          <draw:text-box>
            <text:p text:style-name="P8"><text:span text:style-name="T6">Gentile Studente/Studentessa, </text:span></text:p>
            <text:p text:style-name="P8"><text:span text:style-name="T6"/></text:p>
            <text:p text:style-name="P8"><text:span text:style-name="T6">Il progetto da noi sviluppato ha come scopo principale, quello di aiutare a comprendere una funzione dal grafico e vicerversa, partendo dal grafico per arrivare alla funzione.</text:span></text:p>
            <text:p text:style-name="P8"><text:span text:style-name="T6">In particolar modo abbiamo deciso di guidare lo studente nello studio dei vari coefficenti delle funzioni particolari e dei casi particolari, fino ad un area di test per renderlo interattivo e un area di esercizio.</text:span></text:p>
            <text:p text:style-name="P8"><text:span text:style-name="T6"/></text:p>
            <text:p text:style-name="P8"><text:span text:style-name="T6"/></text:p>
            <text:p text:style-name="P8"><text:span text:style-name="T7">PRIMO PASSO: </text:span><text:span text:style-name="T6">Nella barra dei menu clicca Evaluation</text:span></text:p>
            <text:p text:style-name="P8"><text:span text:style-name="T7">SECONDO PASSO: </text:span><text:span text:style-name="T6">Nella tendina che si apre scegli la voce Evaluate Notebook</text:span></text:p>
            <text:p text:style-name="P8"><text:span text:style-name="T6"/></text:p>
            <text:p text:style-name="P8"><text:span text:style-name="T6">Fatti questi passaggi potrai inserire scorrere, navigare, interaggire con il notebook da noi preparato.</text:span></text:p>
          </draw:text-box>
        </draw:frame>
        <presentation:notes draw:style-name="dp2">
          <draw:page-thumbnail draw:name="Shape 49" draw:style-name="gr1" draw:layer="layout" svg:width="13.788cm" svg:height="10.34cm" svg:x="2.549cm" svg:y="2.068cm" draw:page-number="2"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8"><text:page-number>&lt;numero&gt;</text:page-number></text:span></text:p>
            </draw:text-box>
          </draw:frame>
        </presentation:notes>
      </draw:page>
      <draw:page draw:name="page3"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Struttura File</text:span></text:p>
          </draw:text-box>
        </draw:frame>
        <draw:frame draw:name="Shape 54" presentation:style-name="pr5" draw:text-style-name="P9" draw:layer="layout" svg:width="22.859cm" svg:height="14.292cm" svg:x="1cm" svg:y="2.708cm" presentation:class="outline" presentation:user-transformed="true">
          <draw:text-box>
            <text:p text:style-name="P8"><text:span text:style-name="T6">Il file è strutturato in tre sezioni in particolar modo, la prima sezione riguarda le funzioni polinomiali di primo grado, nel secondo le funzioni polimoniali di secondo grado ed infine le funzioni polinomiali di terzo grado.</text:span></text:p>
            <text:p text:style-name="P8"><text:span text:style-name="T6"/></text:p>
            <text:p text:style-name="P8"><text:span text:style-name="T6">Tutte le sezioni sono strutturate in maniera molto semplice e si cerca di farvi interagire il piu possibile cosi da rendere l' attivita piu interessante.</text:span></text:p>
            <text:p text:style-name="P8"><text:span text:style-name="T6"/></text:p>
            <text:p text:style-name="P8"><text:span text:style-name="T6">Nella prima parte, che esse siano funzioni polinomiali di qualsiasi grado, viene presentato il caso base, dove si mostra una funzione, successivamente ci sara una slide per ogni coefficente presente nella funzione e la possibilità di modificare il suddetto coefficente tramite slider cosi da notare le differenze e capire qual'è la corrispondenza tra il grafico e il coefficente (implementato tramite link basta cliccare sulla domanda evidenziata in blu)</text:span></text:p>
            <text:p text:style-name="P8"><text:span text:style-name="T6"/></text:p>
            <text:p text:style-name="P8"><text:span text:style-name="T6">Una volta introdotto il coefficente, se presenti, si andranno a valutare eventuali casi particolari (ad esempio q=0 nelle funzioni polinomiali di primo grado), se sei già pronto puoi skippare rispondendo alla domanda con un si, in caso negativo (scelta consigliata) sarà presentato un grafico di esempio e la descrizione di cosa avviene nel caso particolare in questione.</text:span></text:p>
          </draw:text-box>
        </draw:frame>
        <presentation:notes draw:style-name="dp2">
          <draw:page-thumbnail draw:name="Shape 49" draw:style-name="gr1" draw:layer="layout" svg:width="13.788cm" svg:height="10.34cm" svg:x="2.549cm" svg:y="2.068cm" draw:page-number="3"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8"><text:page-number>&lt;numero&gt;</text:page-number></text:span></text:p>
            </draw:text-box>
          </draw:frame>
        </presentation:notes>
      </draw:page>
      <draw:page draw:name="page4"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Possibilità di Confronto</text:span></text:p>
          </draw:text-box>
        </draw:frame>
        <draw:frame draw:name="Shape 54" presentation:style-name="pr5" draw:text-style-name="P9" draw:layer="layout" svg:width="22.859cm" svg:height="14.292cm" svg:x="1cm" svg:y="2.708cm" presentation:class="outline" presentation:user-transformed="true">
          <draw:text-box>
            <text:p text:style-name="P8"><text:span text:style-name="T6">Una volta finita l' area dello studio dei coefficenti, di cui fa parte lo studio del caso particolare e l' analisi guidata.</text:span></text:p>
            <text:p text:style-name="P8"><text:span text:style-name="T6"/></text:p>
            <text:p text:style-name="P8"><text:span text:style-name="T6">C'è l' area ora tocca a te, in questa sezione potrai inserire fino a 5 funzioni polinomiali alla volta e vedere le differenze tra esse.</text:span></text:p>
            <text:p text:style-name="P8"><text:span text:style-name="T6">Nel dettaglio potrai inserire funzioni della forma (x + 5, x^2+x – 3), </text:span><text:span text:style-name="T7">RICORDA: DEVI INSERIRLE UNA ALLA VOLTA, </text:span><text:span text:style-name="T6">alcuni caratteri sono indentificati come speciali e di conseguenza invalideranno la funzione inserita (esempio caratteri speciali : , ; ecc )</text:span></text:p>
            <text:p text:style-name="P8"><text:span text:style-name="T6"/></text:p>
            <text:p text:style-name="P8"><text:span text:style-name="T6">Nella parte inferiore della slide vi è posto un quesito, se andare agli esercizi o tornare alla teoria, è inutile correre se siete insicuri potete tornare indietro e fare tutte le prove che volete.</text:span></text:p>
            <text:p text:style-name="P8"><text:span text:style-name="T6"/></text:p>
          </draw:text-box>
        </draw:frame>
        <presentation:notes draw:style-name="dp2">
          <draw:page-thumbnail draw:name="Shape 49" draw:style-name="gr1" draw:layer="layout" svg:width="13.788cm" svg:height="10.34cm" svg:x="2.549cm" svg:y="2.068cm" draw:page-number="4"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8"><text:page-number>&lt;numero&gt;</text:page-number></text:span></text:p>
            </draw:text-box>
          </draw:frame>
        </presentation:notes>
      </draw:page>
      <draw:page draw:name="page5"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Esercizi</text:span></text:p>
          </draw:text-box>
        </draw:frame>
        <draw:frame draw:name="Shape 54" presentation:style-name="pr5" draw:text-style-name="P9" draw:layer="layout" svg:width="22.859cm" svg:height="14.292cm" svg:x="1cm" svg:y="2.708cm" presentation:class="outline" presentation:user-transformed="true">
          <draw:text-box>
            <text:p text:style-name="P8"><text:span text:style-name="T6">Gli esercizi sono di due tipi: la prima tipologia riguarda il riconoscere la funzione associata a un grafico specifico, nella seconda tipologia si tratta di riconoscere il grafico di una specifica funzione.</text:span></text:p>
            <text:p text:style-name="P8"><text:span text:style-name="T6">In maniera semplificata, nella prima categoria, dato un grafico bisogna capire qual' è la sua funzione analitica, viceversa nella seconda categoria bisogna a partire dalla funzione analitica bisogna scegliere il grafico ad esso associato.</text:span></text:p>
            <text:p text:style-name="P8"><text:span text:style-name="T6"/></text:p>
            <text:p text:style-name="P8"><text:span text:style-name="T7">NB :</text:span><text:span text:style-name="T6"> Per ogni sezione di esercizi prima di andare avanti bisogna aver risposto a tutte le domande presenti, in particolar modo bisogna verificare le risposte per il caso A per poi procedere al caso B.</text:span></text:p>
            <text:p text:style-name="P8"><text:span text:style-name="T6">In caso di una risposta vuota, non viene svolto la correzzione ma si invita lo studente a dare tutte le risposte.</text:span></text:p>
            <text:p text:style-name="P8"><text:span text:style-name="T6">Una volta verifica entrambe le sezioni saranno presentati I risultati intermedi, a seconda del grado delle funzioni polinomiali d' interesse, nei risultati saranno presenti dei consigli a seconda del numero di risposte esatte, la possibilità di andare avanti o svolgere altri esercizi per consolidare le nozioni appena studiate.</text:span></text:p>
          </draw:text-box>
        </draw:frame>
        <presentation:notes draw:style-name="dp2">
          <draw:page-thumbnail draw:name="Shape 49" draw:style-name="gr1" draw:layer="layout" svg:width="13.788cm" svg:height="10.34cm" svg:x="2.549cm" svg:y="2.068cm" draw:page-number="5"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8"><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ladea" style:font-family-generic="roman" style:font-pitch="variable" fo:font-size="18pt" fo:font-style="normal" fo:text-shadow="none" style:text-underline-style="none" fo:font-weight="normal" style:letter-kerning="true" style:font-family-asian="Caladea" style:font-family-generic-asian="system" style:font-pitch-asian="variable" style:font-size-asian="18pt" style:font-style-asian="normal" style:font-weight-asian="normal"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Caladea" style:font-family-generic="roman" style:font-pitch="variable" fo:font-size="20pt" fo:font-style="normal" fo:text-shadow="none" style:text-underline-style="none" fo:font-weight="normal" style:letter-kerning="true" style:font-family-asian="Caladea" style:font-family-generic-asian="system" style:font-pitch-asian="variable" style:font-size-asian="20pt" style:font-style-asian="normal" style:font-weight-asian="normal"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ladea" style:font-family-generic="roman" style:font-pitch="variable" fo:font-size="32pt" fo:font-style="normal" fo:text-shadow="none" style:text-underline-style="none" fo:font-weight="normal" style:letter-kerning="true" style:font-family-asian="Caladea" style:font-family-generic-asian="system" style:font-pitch-asian="variable" style:font-size-asian="32pt" style:font-style-asian="normal" style:font-weight-asian="normal"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style:use-window-font-color="true" style:text-outline="false" style:text-line-through-style="none" fo:font-family="Caladea" style:font-family-generic="roman" style:font-pitch="variable" fo:font-size="20pt" fo:font-style="normal" fo:text-shadow="none" style:text-underline-style="none" fo:font-weight="normal" style:letter-kerning="true" style:font-family-asian="Caladea" style:font-family-generic-asian="system" style:font-pitch-asian="variable" style:font-size-asian="20pt" style:font-style-asian="normal" style:font-weight-asian="normal"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ladea" style:font-family-generic="roman" style:font-pitch="variable" fo:font-size="32pt" fo:font-style="normal" fo:text-shadow="none" style:text-underline-style="none" fo:font-weight="normal" style:letter-kerning="true" style:font-family-asian="Caladea" style:font-family-generic-asian="system" style:font-pitch-asian="variable" style:font-size-asian="32pt" style:font-style-asian="normal" style:font-weight-asian="normal"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76cm" svg:stroke-color="#cc0000"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5f5f5f"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title">
      <style:graphic-properties draw:stroke="none" svg:stroke-width="0.053cm" draw:stroke-linejoin="miter" draw:fill="none" draw:textarea-vertical-align="top" draw:auto-grow-height="false" draw:fit-to-size="false" fo:min-height="3.181cm" fo:padding-top="0.254cm" fo:padding-bottom="0.254cm" fo:padding-left="0.254cm" fo:padding-right="0.254cm" fo:wrap-option="wrap"/>
    </style:style>
    <style:style style:name="Mpr5" style:family="presentation" style:parent-style-name="OBJECT-backgroundobjects">
      <style:graphic-properties draw:stroke="none" draw:fill="none" draw:fill-color="#ffffff" draw:auto-grow-height="false" fo:min-height="1.378cm"/>
    </style:style>
    <style:style style:name="Mpr6" style:family="presentation" style:parent-style-name="OBJEC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44pt"/>
    </style:style>
    <style:style style:name="MP5" style:family="paragraph">
      <style:paragraph-properties fo:text-align="start" style:font-independent-line-spacing="true"/>
      <style:text-properties fo:font-size="4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TITLE" style:page-layout-name="PM1" draw:style-name="Mdp1">
      <draw:frame draw:name="Shape 10" draw:style-name="Mgr3" draw:text-style-name="MP3" draw:layer="backgroundobjects" svg:width="1.498cm" svg:height="1.93cm" svg:x="0.3cm" svg:y="0.194cm">
        <draw:image xlink:href="Pictures/100000000000029400000350EAB24E643376E57B.jpg" xlink:type="simple" xlink:show="embed" xlink:actuate="onLoad">
          <text:p/>
        </draw:image>
      </draw:frame>
      <draw:custom-shape draw:name="Shape 11" draw:style-name="Mgr4" draw:text-style-name="MP3"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3" draw:layer="backgroundobjects" svg:width="22.96cm" svg:height="0.003cm" svg:x="0cm" svg:y="2.125cm">
        <text:p/>
        <draw:enhanced-geometry draw:mirror-horizontal="false" draw:mirror-vertical="false" svg:viewBox="0 0 21600 21600" draw:type="mso-spt32" draw:enhanced-path="M 0 0 L 21600 21600 N"/>
      </draw:custom-shape>
      <draw:frame draw:name="Shape 14" presentation:style-name="Mpr1" draw:text-style-name="MP4" draw:layer="backgroundobjects" svg:width="21.589cm" svg:height="4.082cm" svg:x="1.905cm" svg:y="5.918cm" presentation:class="title" presentation:user-transformed="true">
        <draw:text-box>
          <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OBJECT" style:page-layout-name="PM1" draw:style-name="Mdp1">
      <draw:frame draw:name="Shape 10" draw:style-name="Mgr3" draw:text-style-name="MP3" draw:layer="backgroundobjects" svg:width="1.498cm" svg:height="1.93cm" svg:x="0.3cm" svg:y="0.194cm">
        <draw:image xlink:href="Pictures/100000000000029400000350EAB24E643376E57B.jpg" xlink:type="simple" xlink:show="embed" xlink:actuate="onLoad">
          <text:p/>
        </draw:image>
      </draw:frame>
      <draw:custom-shape draw:name="Shape 11" draw:style-name="Mgr4" draw:text-style-name="MP3"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3" draw:layer="backgroundobjects" svg:width="22.96cm" svg:height="0.003cm" svg:x="0cm" svg:y="2.125cm">
        <text:p/>
        <draw:enhanced-geometry draw:mirror-horizontal="false" draw:mirror-vertical="false" svg:viewBox="0 0 21600 21600" draw:type="mso-spt32" draw:enhanced-path="M 0 0 L 21600 21600 N"/>
      </draw:custom-shape>
      <draw:frame draw:name="Shape 17" presentation:style-name="Mpr4" draw:text-style-name="MP5" draw:layer="backgroundobjects" svg:width="22.859cm" svg:height="1.799cm" svg:x="1.27cm" svg:y="0.124cm" presentation:class="title" presentation:user-transformed="true">
        <draw:text-box>
          <text:p/>
        </draw:text-box>
      </draw:frame>
      <draw:frame draw:name="Shape 18" presentation:style-name="OBJECT-outline1" draw:layer="backgroundobjects" svg:width="22.859cm" svg:height="14.292cm" svg:x="1.27cm" svg:y="2.724cm" presentation:class="outline" presentation:placeholder="true" presentation:user-transformed="true">
        <draw:text-box/>
      </draw:frame>
      <presentation:notes style:page-layout-name="PM2">
        <draw:page-thumbnail presentation:style-name="OBJECT-title" draw:layer="backgroundobjects" svg:width="13.785cm" svg:height="10.339cm" svg:x="2.548cm" svg:y="2.095cm" presentation:class="page"/>
        <draw:frame presentation:style-name="OBJECT-notes" draw:layer="backgroundobjects" svg:width="15.104cm" svg:height="12.407cm" svg:x="1.888cm" svg:y="13.097cm" presentation:class="notes" presentation:placeholder="true">
          <draw:text-box/>
        </draw:frame>
        <draw:frame presentation:style-name="Mpr5" draw:text-style-name="MP1" draw:layer="backgroundobjects" svg:width="8.193cm" svg:height="1.377cm" svg:x="0cm" svg:y="0cm" presentation:class="header">
          <draw:text-box>
            <text:p text:style-name="MP1"><text:span text:style-name="MT1"><presentation:header/></text:span></text:p>
          </draw:text-box>
        </draw:frame>
        <draw:frame presentation:style-name="Mpr5" draw:text-style-name="MP2" draw:layer="backgroundobjects" svg:width="8.193cm" svg:height="1.377cm" svg:x="10.688cm" svg:y="0cm" presentation:class="date-time">
          <draw:text-box>
            <text:p text:style-name="MP2"><text:span text:style-name="MT1"><presentation:date-time/></text:span></text:p>
          </draw:text-box>
        </draw:frame>
        <draw:frame presentation:style-name="Mpr6" draw:text-style-name="MP1" draw:layer="backgroundobjects" svg:width="8.193cm" svg:height="1.377cm" svg:x="0cm" svg:y="26.196cm" presentation:class="footer">
          <draw:text-box>
            <text:p text:style-name="MP1"><text:span text:style-name="MT1"><presentation:footer/></text:span></text:p>
          </draw:text-box>
        </draw:frame>
        <draw:frame presentation:style-name="Mpr6" draw:text-style-name="MP2" draw:layer="backgroundobjects" svg:width="8.193cm" svg:height="1.377cm" svg:x="10.688cm" svg:y="26.196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date>2018-05-28T19:18:01.15</dc:date>
    <dc:creator>Alessio Francesconi</dc:creator>
    <meta:editing-duration>PT5H53M21S</meta:editing-duration>
    <meta:editing-cycles>5</meta:editing-cycles>
    <meta:document-statistic meta:object-count="56"/>
  </office:meta>
</office:document-meta>
</file>